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" style:font-family-generic="swiss"/>
  </office:font-face-decls>
  <office:automatic-styles>
    <style:style style:name="Tabla4" style:family="table">
      <style:table-properties style:width="19.262cm" fo:margin-left="-0.757cm" fo:margin-top="0cm" fo:margin-bottom="0.635cm" table:align="left" fo:background-color="transparent" style:may-break-between-rows="true" table:border-model="collapsing">
        <style:background-image/>
      </style:table-properties>
    </style:style>
    <style:style style:name="Tabla4.A" style:family="table-column">
      <style:table-column-properties style:column-width="1.804cm"/>
    </style:style>
    <style:style style:name="Tabla4.B" style:family="table-column">
      <style:table-column-properties style:column-width="2.297cm"/>
    </style:style>
    <style:style style:name="Tabla4.C" style:family="table-column">
      <style:table-column-properties style:column-width="5.606cm"/>
    </style:style>
    <style:style style:name="Tabla4.D" style:family="table-column">
      <style:table-column-properties style:column-width="2.388cm"/>
    </style:style>
    <style:style style:name="Tabla4.E" style:family="table-column">
      <style:table-column-properties style:column-width="1.799cm"/>
    </style:style>
    <style:style style:name="Tabla4.F" style:family="table-column">
      <style:table-column-properties style:column-width="1.709cm"/>
    </style:style>
    <style:style style:name="Tabla4.G" style:family="table-column">
      <style:table-column-properties style:column-width="1.602cm"/>
    </style:style>
    <style:style style:name="Tabla4.H" style:family="table-column">
      <style:table-column-properties style:column-width="2.057cm"/>
    </style:style>
    <style:style style:name="Tabla4.1" style:family="table-row">
      <style:table-row-properties style:min-row-height="0.397cm" fo:background-color="transparent" fo:keep-together="auto">
        <style:background-image/>
      </style:table-row-properties>
    </style:style>
    <style:style style:name="Tabla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background-color="transparent" fo:padding="0cm" fo:border="none" style:writing-mode="page">
        <style:background-image/>
      </style:table-cell-properties>
    </style:style>
    <style:style style:name="Tabla4.E2" style:family="table-cell" style:data-style-name="N10000">
      <style:table-cell-properties style:vertical-align="top" fo:background-color="transparent" fo:padding="0cm" fo:border="none" style:writing-mode="page">
        <style:background-image/>
      </style:table-cell-properties>
    </style:style>
    <style:style style:name="Tabla4.3" style:family="table-row">
      <style:table-row-properties style:min-row-height="0.303cm" fo:background-color="transparent" fo:keep-together="auto">
        <style:background-image/>
      </style:table-row-properties>
    </style:style>
    <style:style style:name="Tabla4.A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B3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C3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E3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F3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G3" style:family="table-cell" style:data-style-name="N10000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4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D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E4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F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G4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H4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4.A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B5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C5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E5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F5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A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B6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C6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E6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F6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A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B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C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E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F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G7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4.H7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4.8" style:family="table-row">
      <style:table-row-properties fo:background-color="transparent" fo:keep-together="auto">
        <style:background-image/>
      </style:table-row-properties>
    </style:style>
    <style:style style:name="Tabla4.A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E8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F8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G8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H8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9" style:family="table-row">
      <style:table-row-properties fo:background-color="transparent" fo:keep-together="auto">
        <style:background-image/>
      </style:table-row-properties>
    </style:style>
    <style:style style:name="Tabla4.A9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E9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F9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G9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H9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10" style:family="table-row">
      <style:table-row-properties style:min-row-height="0.069cm" fo:background-color="transparent" fo:keep-together="auto">
        <style:background-image/>
      </style:table-row-properties>
    </style:style>
    <style:style style:name="Tabla4.A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D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E10" style:family="table-cell">
      <style:table-cell-properties fo:background-color="transparent" fo:padding="0.049cm" fo:border-left="none" fo:border-right="none" fo:border-top="0.05pt solid #000000" fo:border-bottom="0.05pt solid #000000" style:writing-mode="page">
        <style:background-image/>
      </style:table-cell-properties>
    </style:style>
    <style:style style:name="Tabla4.F10" style:family="table-cell">
      <style:table-cell-properties fo:background-color="transparent" fo:padding="0.049cm" fo:border-left="none" fo:border-right="none" fo:border-top="0.05pt solid #000000" fo:border-bottom="0.05pt solid #000000" style:writing-mode="page">
        <style:background-image/>
      </style:table-cell-properties>
    </style:style>
    <style:style style:name="Tabla4.G10" style:family="table-cell">
      <style:table-cell-properties fo:background-color="transparent" fo:padding="0.049cm" fo:border-left="none" fo:border-right="none" fo:border-top="0.05pt solid #000000" fo:border-bottom="0.05pt solid #000000" style:writing-mode="page">
        <style:background-image/>
      </style:table-cell-properties>
    </style:style>
    <style:style style:name="Tabla4.H10" style:family="table-cell">
      <style:table-cell-properties fo:background-color="transparent" fo:padding="0.049cm" fo:border-left="none" fo:border-right="none" fo:border-top="0.05pt solid #000000" fo:border-bottom="0.05pt solid #000000" style:writing-mode="page">
        <style:background-image/>
      </style:table-cell-properties>
    </style:style>
    <style:style style:name="Tabla4.11" style:family="table-row">
      <style:table-row-properties fo:background-color="transparent" fo:keep-together="auto">
        <style:background-image/>
      </style:table-row-properties>
    </style:style>
    <style:style style:name="Tabla4.A1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E11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F11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G11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H11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12" style:family="table-row">
      <style:table-row-properties fo:background-color="transparent" fo:keep-together="auto">
        <style:background-image/>
      </style:table-row-properties>
    </style:style>
    <style:style style:name="Tabla4.A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E1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F1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G1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H1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4.13" style:family="table-row">
      <style:table-row-properties fo:background-color="transparent" fo:keep-together="auto">
        <style:background-image/>
      </style:table-row-properties>
    </style:style>
    <style:style style:name="Tabla4.A1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4.G13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4.H13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font-name="aRIAL" officeooo:paragraph-rsid="016ac5bd"/>
    </style:style>
    <style:style style:name="P2" style:family="paragraph" style:parent-style-name="Standard">
      <style:text-properties style:font-name="aRIAL" fo:font-size="6pt" officeooo:rsid="015a8338" officeooo:paragraph-rsid="015a8338" style:font-size-asian="6pt" style:font-size-complex="6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f49d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e71e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e8a8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ff9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2b72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cf4f00" officeooo:paragraph-rsid="011284e1" fo:background-color="transparent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>
        <style:tab-stops>
          <style:tab-stop style:position="1.588cm"/>
        </style:tab-stops>
      </style:paragraph-properties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cf4f00" officeooo:paragraph-rsid="011284e1" fo:background-color="transparent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cf4f00" officeooo:paragraph-rsid="010c35b2" fo:background-color="transparent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cf4f00" officeooo:paragraph-rsid="00deee9d" fo:background-color="transparent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cf4f00" officeooo:paragraph-rsid="00b1ee64" fo:background-color="transparent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cf4f00" officeooo:paragraph-rsid="00deee9d" fo:background-color="transparent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cf4f00" officeooo:paragraph-rsid="00b1ee64" fo:background-color="transparent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end" style:justify-single-word="false">
        <style:tab-stops>
          <style:tab-stop style:position="1.588cm"/>
        </style:tab-stops>
      </style:paragraph-properties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cf4f00" officeooo:paragraph-rsid="013491cc" fo:background-color="transparent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cc38ab" officeooo:paragraph-rsid="001d0602" fo:background-color="transparent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cc38ab" officeooo:paragraph-rsid="00cf8285" fo:background-color="transparent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cc38ab" officeooo:paragraph-rsid="01235736" fo:background-color="transparent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cc38ab" officeooo:paragraph-rsid="001d0602" fo:background-color="transparent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8e7b1c" officeooo:paragraph-rsid="001d0602" fo:background-color="transparent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>
        <style:tab-stops>
          <style:tab-stop style:position="1.588cm"/>
        </style:tab-stops>
      </style:paragraph-properties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paragraph-rsid="011284e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paragraph-rsid="001d0602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6ef9c9" officeooo:paragraph-rsid="001d0602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6ef9c9" officeooo:paragraph-rsid="01176f5d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6ef9c9" officeooo:paragraph-rsid="001d0602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paragraph-rsid="001d0602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f9b79c" officeooo:paragraph-rsid="01139e9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end" style:justify-single-word="false">
        <style:tab-stops>
          <style:tab-stop style:position="1.588cm"/>
        </style:tab-stops>
      </style:paragraph-properties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bold" officeooo:rsid="00cf4f00" officeooo:paragraph-rsid="01422193" fo:background-color="transparent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29" style:family="paragraph" style:parent-style-name="Standard">
      <style:paragraph-properties fo:text-align="end" style:justify-single-word="false">
        <style:tab-stops>
          <style:tab-stop style:position="1.588cm"/>
        </style:tab-stops>
      </style:paragraph-properties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bold" officeooo:rsid="00cf4f00" officeooo:paragraph-rsid="014cb490" fo:background-color="transparent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bold" officeooo:rsid="00cc38ab" officeooo:paragraph-rsid="00cf8285" fo:background-color="transparent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bold" officeooo:rsid="00cc38ab" officeooo:paragraph-rsid="00f83e42" fo:background-color="transparent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bold" officeooo:rsid="008e7b1c" officeooo:paragraph-rsid="001d0602" fo:background-color="transparent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bold" officeooo:rsid="006ef9c9" officeooo:paragraph-rsid="011af13d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bold" officeooo:rsid="006ef9c9" officeooo:paragraph-rsid="001d0602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bold" officeooo:paragraph-rsid="001d0602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bold" officeooo:rsid="00f9b79c" officeooo:paragraph-rsid="00f9b79c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3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pt" fo:language="en" fo:country="US" fo:font-style="normal" fo:text-shadow="none" style:text-underline-style="none" fo:font-weight="normal" officeooo:rsid="010c35b2" officeooo:paragraph-rsid="010c35b2" style:font-name-asian="Microsoft YaHei" style:font-size-asian="6pt" style:font-style-asian="normal" style:font-weight-asian="normal" style:font-name-complex="Arial1" style:font-size-complex="6pt" style:font-style-complex="normal" style:font-weight-complex="normal" style:text-overline-style="none" style:text-overline-color="font-color"/>
    </style:style>
    <style:style style:name="P3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pt" fo:language="en" fo:country="US" fo:font-style="normal" fo:text-shadow="none" style:text-underline-style="none" fo:font-weight="normal" officeooo:rsid="011126e5" officeooo:paragraph-rsid="011126e5" style:font-name-asian="Microsoft YaHei" style:font-size-asian="6pt" style:font-style-asian="normal" style:font-weight-asian="normal" style:font-name-complex="Arial1" style:font-size-complex="6pt" style:font-style-complex="normal" style:font-weight-complex="normal" style:text-overline-style="none" style:text-overline-color="font-color"/>
    </style:style>
    <style:style style:name="P39" style:family="paragraph" style:parent-style-name="Standard" style:master-page-name="">
      <style:paragraph-properties style:page-number="auto"/>
      <style:text-properties officeooo:rsid="0128115f" officeooo:paragraph-rsid="0128115f"/>
    </style:style>
    <style:style style:name="P40" style:family="paragraph" style:parent-style-name="Header">
      <style:paragraph-properties fo:text-align="center" style:justify-single-word="false"/>
      <style:text-properties style:font-name="aRIAL" fo:font-size="12pt" officeooo:paragraph-rsid="016ac5bd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aRIAL" fo:font-size="12pt" officeooo:paragraph-rsid="016ac5bd" style:font-size-asian="12pt" style:font-size-complex="12pt"/>
    </style:style>
    <style:style style:name="T1" style:family="text">
      <style:text-properties fo:font-weight="bold" officeooo:rsid="0162e336" style:font-weight-asian="bold" style:font-weight-complex="bold"/>
    </style:style>
    <style:style style:name="T2" style:family="text">
      <style:text-properties fo:font-weight="bold" officeooo:rsid="00235fd3" style:font-weight-asian="bold" style:font-weight-complex="bold"/>
    </style:style>
    <style:style style:name="T3" style:family="text">
      <style:text-properties fo:font-weight="bold" officeooo:rsid="00ac83c4" style:font-weight-asian="bold" style:font-weight-complex="bold"/>
    </style:style>
    <style:style style:name="T4" style:family="text">
      <style:text-properties fo:font-weight="bold" officeooo:rsid="010b6db5" style:font-weight-asian="bold" style:font-weight-complex="bold"/>
    </style:style>
    <style:style style:name="T5" style:family="text">
      <style:text-properties fo:font-weight="bold" officeooo:rsid="00cf4f00" fo:background-color="transparent" loext:char-shading-value="0" style:font-weight-asian="bold" style:font-weight-complex="bold"/>
    </style:style>
    <style:style style:name="T6" style:family="text">
      <style:text-properties fo:font-size="10pt" fo:font-weight="bold" officeooo:rsid="00235fd3" style:font-size-asian="10pt" style:font-weight-asian="bold" style:font-size-complex="10pt" style:font-weight-complex="bold"/>
    </style:style>
    <style:style style:name="T7" style:family="text">
      <style:text-properties fo:font-size="10pt" fo:font-weight="bold" officeooo:rsid="00ac83c4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10b6db5" style:font-size-asian="10pt" style:font-weight-asian="bold" style:font-size-complex="10pt" style:font-weight-complex="bold"/>
    </style:style>
    <style:style style:name="T9" style:family="text">
      <style:text-properties officeooo:rsid="00a2d7ea"/>
    </style:style>
    <style:style style:name="T10" style:family="text">
      <style:text-properties officeooo:rsid="00cf4f00" fo:background-color="transparent" loext:char-shading-value="0"/>
    </style:style>
    <style:style style:name="T11" style:family="text">
      <style:text-properties style:font-name="aRIAL" fo:font-size="6pt" officeooo:rsid="009cd69c" style:font-size-asian="6pt" style:font-size-complex="6pt"/>
    </style:style>
    <style:style style:name="T12" style:family="text">
      <style:text-properties style:font-name="aRIAL" fo:font-size="6pt" officeooo:rsid="0147de57" style:font-size-asian="6pt" style:font-size-complex="6pt"/>
    </style:style>
    <style:style style:name="T13" style:family="text">
      <style:text-properties style:font-name="aRIAL" fo:font-size="6pt" officeooo:rsid="00d912b0" style:font-size-asian="6pt" style:font-size-complex="6pt"/>
    </style:style>
    <style:style style:name="T14" style:family="text">
      <style:text-properties style:font-name="aRIAL" fo:font-size="6pt" officeooo:rsid="00ed943c" style:font-size-asian="6pt" style:font-size-complex="6pt"/>
    </style:style>
    <style:style style:name="T15" style:family="text">
      <style:text-properties style:font-name="aRIAL" fo:font-size="6pt" officeooo:rsid="014bc0e5" style:font-size-asian="6pt" style:font-size-complex="6pt"/>
    </style:style>
    <style:style style:name="T16" style:family="text">
      <style:text-properties style:font-name="aRIAL" fo:font-size="6pt" fo:font-weight="bold" style:font-size-asian="6pt" style:font-weight-asian="bold" style:font-size-complex="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es.company_id.name" text:name="py3o.company_id.name"/>
        <text:user-field-decl office:value-type="string" office:string-value="res.company_id.vat" text:name="py3o.company_id.vat"/>
        <text:user-field-decl office:value-type="string" office:string-value="o.fecha_final_mda" text:name="py3o.o.fecha_final_mda"/>
        <text:user-field-decl office:value-type="string" office:string-value="o.fecha_inicio_mda" text:name="py3o.o.fecha_inicio_mda"/>
        <text:user-field-decl office:value-type="string" office:string-value="o.fecha_final" text:name="py3o.o.fecha_final"/>
        <text:user-field-decl office:value-type="string" office:string-value="o.fecha_inicio" text:name="py3o.o.fecha_inicio"/>
        <text:user-field-decl office:value-type="string" office:string-value="o.folio" text:name="py3o.o.folio"/>
        <text:user-field-decl office:value-type="string" office:string-value="line.account_id.name" text:name="py3o.line.account_id.name"/>
        <text:user-field-decl office:value-type="string" office:string-value="line.partner_id.name" text:name="py3o.line.partner_id.name"/>
        <text:user-field-decl office:value-type="string" office:string-value="line.name" text:name="py3o.line.name"/>
        <text:user-field-decl office:value-type="string" office:string-value="line.bf_debit" text:name="py3o.line.debit"/>
        <text:user-field-decl office:value-type="string" office:string-value="line.credit" text:name="py3o.line.credit"/>
        <text:user-field-decl office:value-type="string" office:string-value="line.account_id.code" text:name="py3o.line.account_id.code"/>
        <text:user-field-decl office:value-type="string" office:string-value="o.name" text:name="py3o.o.name"/>
        <text:user-field-decl office:value-type="string" office:string-value="o.ref" text:name="py3o.o.ref"/>
        <text:user-field-decl office:value-type="string" office:string-value="o.date" text:name="py3o.o.date"/>
        <text:user-field-decl office:value-type="string" office:string-value="o.x_hecho_por" text:name="py3o.o.x_hecho_por"/>
        <text:user-field-decl office:value-type="string" office:string-value="o.x_hecho_por.name" text:name="py3o.o.x_hecho_por.name"/>
        <text:user-field-decl office:value-type="string" office:string-value="line.bf_credit" text:name="py3o.line.bf_credit"/>
        <text:user-field-decl office:value-type="string" office:string-value="line.currency_id.name" text:name="py3o.line.currency_id.name"/>
        <text:user-field-decl office:value-type="string" office:string-value="line.bf_debit" text:name="py3o.line.bf_debit"/>
        <text:user-field-decl office:value-type="string" office:string-value="line.documento" text:name="py3o.line.documento"/>
        <text:user-field-decl office:value-type="string" office:string-value="line.code" text:name="py3o.line.code"/>
        <text:user-field-decl office:value-type="string" office:string-value="line.account" text:name="py3o.line.account"/>
        <text:user-field-decl office:value-type="string" office:string-value="res.company.name" text:name="py3o.res.company.name"/>
        <text:user-field-decl office:value-type="string" office:string-value="o.line.date" text:name="py3o.line.date"/>
        <text:user-field-decl office:value-type="string" office:string-value="line.concepto" text:name="py3o.line.concepto"/>
        <text:user-field-decl office:value-type="string" office:string-value="line.tipo_linea" text:name="py3o.line.tipo_linea"/>
        <text:user-field-decl office:value-type="string" office:string-value="o.bf_total_debit" text:name="py3o.o.bf_total_debit"/>
        <text:user-field-decl office:value-type="string" office:string-value="o.bf_total_credit" text:name="py3o.o.bf_total_credit"/>
        <text:user-field-decl office:value-type="string" office:string-value="line.bf_acumulado_mes_cuenta" text:name="py3o.line.bf_acumulado_mes_cuenta"/>
        <text:user-field-decl office:value-type="string" office:string-value="line.bf_acumulado_anio_cuenta" text:name="py3o.line.bf_acumulado_anio_cuenta"/>
        <text:user-field-decl office:value-type="string" office:string-value="o.py3o.line.bf_acumulado_anio_cuenta" text:name="py3o.o.py3o.line.bf_acumulado_anio_cuenta"/>
        <text:user-field-decl office:value-type="string" office:string-value="o.bf_acumulado_anio_cuenta" text:name="py3o.o.bf_acumulado_anio_cuenta"/>
        <text:user-field-decl office:value-type="string" office:string-value="o.bf_acumulado_mes_cuenta" text:name="py3o.o.bf_acumulado_mes_cuenta"/>
        <text:user-field-decl office:value-type="string" office:string-value="line.bf_saldo_mes_anterior" text:name="py3o.line.bf_saldo_mes_anterior"/>
        <text:user-field-decl office:value-type="string" office:string-value="o.line.fecha_date_mda" text:name="py3o.line.fecha_date_mda"/>
      </text:user-field-decls>
      <table:table table:name="Tabla4" table:style-name="Tabla4" table:template-name="Academic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office:value-type="string">
            <text:p text:style-name="P37">Fecha</text:p>
          </table:table-cell>
          <table:table-cell table:style-name="Tabla4.A1" office:value-type="string">
            <text:p text:style-name="P37">Doc. No.</text:p>
          </table:table-cell>
          <table:table-cell table:style-name="Tabla4.A1" table:number-columns-spanned="2" office:value-type="string">
            <text:p text:style-name="P37">Concepto</text:p>
          </table:table-cell>
          <table:covered-table-cell/>
          <table:table-cell table:style-name="Tabla4.A1" office:value-type="string">
            <text:p text:style-name="P38">Debe</text:p>
          </table:table-cell>
          <table:table-cell table:style-name="Tabla4.A1" office:value-type="string">
            <text:p text:style-name="P38">Haber</text:p>
          </table:table-cell>
          <table:table-cell table:style-name="Tabla4.A1" office:value-type="string">
            <text:p text:style-name="P38">Acum. Mes</text:p>
          </table:table-cell>
          <table:table-cell table:style-name="Tabla4.A1" office:value-type="string">
            <text:p text:style-name="P38">Acum. Año</text:p>
          </table:table-cell>
        </table:table-row>
        <table:table-row table:style-name="Tabla4.2">
          <table:table-cell table:style-name="Tabla4.A2" table:number-columns-spanned="4" office:value-type="string">
            <text:p text:style-name="P3"><text:a xlink:type="simple" xlink:href="py3o://for=%22line%20in%20o.libro_line%22" text:style-name="Internet_20_link" text:visited-style-name="Visited_20_Internet_20_Link"><text:span text:style-name="T11">for="line in o.libro_line"</text:span></text:a></text:p>
          </table:table-cell>
          <table:covered-table-cell/>
          <table:covered-table-cell/>
          <table:covered-table-cell/>
          <table:table-cell table:style-name="Tabla4.E2">
            <text:p text:style-name="P22"/>
          </table:table-cell>
          <table:table-cell table:style-name="Tabla4.E2">
            <text:p text:style-name="P22"/>
          </table:table-cell>
          <table:table-cell table:style-name="Tabla4.E2">
            <text:p text:style-name="P22"/>
          </table:table-cell>
          <table:table-cell table:style-name="Tabla4.E2">
            <text:p text:style-name="P22"/>
          </table:table-cell>
        </table:table-row>
        <table:table-row table:style-name="Tabla4.3">
          <table:table-cell table:style-name="Tabla4.A3" office:value-type="string">
            <text:p text:style-name="P7"><text:a xlink:type="simple" xlink:href="py3o://if=%22line.tipo_linea%20==%20's'%22" text:style-name="Internet_20_link" text:visited-style-name="Visited_20_Internet_20_Link"><text:span text:style-name="T12">if="line.tipo_linea == 's'"</text:span></text:a></text:p>
          </table:table-cell>
          <table:table-cell table:style-name="Tabla4.B3">
            <text:p text:style-name="P8"/>
          </table:table-cell>
          <table:table-cell table:style-name="Tabla4.C3" table:number-columns-spanned="2">
            <text:p text:style-name="P9"/>
          </table:table-cell>
          <table:covered-table-cell/>
          <table:table-cell table:style-name="Tabla4.E3">
            <text:p text:style-name="P11"/>
          </table:table-cell>
          <table:table-cell table:style-name="Tabla4.F3">
            <text:p text:style-name="P12"/>
          </table:table-cell>
          <table:table-cell table:style-name="Tabla4.G3">
            <text:p text:style-name="P19"/>
          </table:table-cell>
          <table:table-cell table:style-name="Tabla4.G3">
            <text:p text:style-name="P25"/>
          </table:table-cell>
        </table:table-row>
        <table:table-row table:style-name="Tabla4.3">
          <table:table-cell table:style-name="Tabla4.A4" office:value-type="string">
            <text:p text:style-name="P8"><text:user-field-get text:name="py3o.line.code">line.code</text:user-field-get></text:p>
          </table:table-cell>
          <table:table-cell table:style-name="Tabla4.B4" table:number-columns-spanned="2" office:value-type="string">
            <text:p text:style-name="P21"><text:span text:style-name="T5"><text:user-field-get text:name="py3o.line.account">line.account</text:user-field-get></text:span><text:span text:style-name="T5"><text:s text:c="6"/></text:span><text:span text:style-name="T10"><text:s text:c="155"/></text:span></text:p>
          </table:table-cell>
          <table:covered-table-cell/>
          <table:table-cell table:style-name="Tabla4.D4" office:value-type="string">
            <text:p text:style-name="P28"><text:user-field-get text:name="py3o.line.concepto">line.concepto</text:user-field-get></text:p>
          </table:table-cell>
          <table:table-cell table:style-name="Tabla4.E4">
            <text:p text:style-name="P13"/>
          </table:table-cell>
          <table:table-cell table:style-name="Tabla4.F4" office:value-type="string">
            <text:p text:style-name="P14"/>
            <text:p text:style-name="P15"/>
          </table:table-cell>
          <table:table-cell table:style-name="Tabla4.G4">
            <text:p text:style-name="P14"/>
          </table:table-cell>
          <table:table-cell table:style-name="Tabla4.H4" office:value-type="string">
            <text:p text:style-name="P34"><text:user-field-get text:name="py3o.line.bf_saldo_mes_anterior">line.bf_saldo_mes_anterior</text:user-field-get></text:p>
          </table:table-cell>
        </table:table-row>
        <table:table-row table:style-name="Tabla4.3">
          <table:table-cell table:style-name="Tabla4.A5" office:value-type="string">
            <text:p text:style-name="P7"><text:a xlink:type="simple" xlink:href="py3o:///if" text:style-name="Internet_20_link" text:visited-style-name="Visited_20_Internet_20_Link"><text:span text:style-name="T13">if</text:span></text:a></text:p>
          </table:table-cell>
          <table:table-cell table:style-name="Tabla4.B5">
            <text:p text:style-name="P8"/>
          </table:table-cell>
          <table:table-cell table:style-name="Tabla4.C5" table:number-columns-spanned="2">
            <text:p text:style-name="P9"/>
          </table:table-cell>
          <table:covered-table-cell/>
          <table:table-cell table:style-name="Tabla4.E5">
            <text:p text:style-name="P13"/>
          </table:table-cell>
          <table:table-cell table:style-name="Tabla4.F5">
            <text:p text:style-name="P14"/>
          </table:table-cell>
          <table:table-cell table:style-name="Tabla4.G3">
            <text:p text:style-name="P16"/>
          </table:table-cell>
          <table:table-cell table:style-name="Tabla4.G3">
            <text:p text:style-name="P23"/>
          </table:table-cell>
        </table:table-row>
        <table:table-row table:style-name="Tabla4.3">
          <table:table-cell table:style-name="Tabla4.A6" office:value-type="string">
            <text:p text:style-name="P4"><text:a xlink:type="simple" xlink:href="py3o://if=%22line.tipo_linea%20==%20'l'%22" text:style-name="Internet_20_link" text:visited-style-name="Visited_20_Internet_20_Link"><text:span text:style-name="T14">if="line.tipo_linea == 'l'"</text:span></text:a></text:p>
          </table:table-cell>
          <table:table-cell table:style-name="Tabla4.B6">
            <text:p text:style-name="P8"/>
          </table:table-cell>
          <table:table-cell table:style-name="Tabla4.C6" table:number-columns-spanned="2">
            <text:p text:style-name="P9"/>
          </table:table-cell>
          <table:covered-table-cell/>
          <table:table-cell table:style-name="Tabla4.E6">
            <text:p text:style-name="P13"/>
          </table:table-cell>
          <table:table-cell table:style-name="Tabla4.F6">
            <text:p text:style-name="P14"/>
          </table:table-cell>
          <table:table-cell table:style-name="Tabla4.G3">
            <text:p text:style-name="P16"/>
          </table:table-cell>
          <table:table-cell table:style-name="Tabla4.G3">
            <text:p text:style-name="P23"/>
          </table:table-cell>
        </table:table-row>
        <table:table-row table:style-name="Tabla4.3">
          <table:table-cell table:style-name="Tabla4.A7" office:value-type="string">
            <text:p text:style-name="P2"><text:user-field-get text:name="py3o.line.fecha_date_mda">o.line.fecha_date_mda</text:user-field-get></text:p>
          </table:table-cell>
          <table:table-cell table:style-name="Tabla4.B7" office:value-type="string">
            <text:p text:style-name="P10"><text:user-field-get text:name="py3o.line.documento">line.documento</text:user-field-get></text:p>
          </table:table-cell>
          <table:table-cell table:style-name="Tabla4.C7" table:number-columns-spanned="2" office:value-type="string">
            <text:p text:style-name="P8"><text:user-field-get text:name="py3o.line.concepto">line.concepto</text:user-field-get></text:p>
          </table:table-cell>
          <table:covered-table-cell/>
          <table:table-cell table:style-name="Tabla4.E7" office:value-type="string">
            <text:p text:style-name="P16"><text:user-field-get text:name="py3o.line.bf_debit">line.bf_debit</text:user-field-get></text:p>
          </table:table-cell>
          <table:table-cell table:style-name="Tabla4.F7" office:value-type="string">
            <text:p text:style-name="P23"><text:user-field-get text:name="py3o.line.bf_credit">line.bf_credit</text:user-field-get></text:p>
          </table:table-cell>
          <table:table-cell table:style-name="Tabla4.G7" office:value-type="string">
            <text:p text:style-name="P24"><text:user-field-get text:name="py3o.line.bf_acumulado_mes_cuenta">line.bf_acumulado_mes_cuenta</text:user-field-get></text:p>
          </table:table-cell>
          <table:table-cell table:style-name="Tabla4.H7" office:value-type="string">
            <text:p text:style-name="P23"><text:user-field-get text:name="py3o.line.bf_acumulado_anio_cuenta">line.bf_acumulado_anio_cuenta</text:user-field-get></text:p>
          </table:table-cell>
        </table:table-row>
        <table:table-row table:style-name="Tabla4.8">
          <table:table-cell table:style-name="Tabla4.A8" table:number-columns-spanned="4" office:value-type="string">
            <text:p text:style-name="P5"><text:a xlink:type="simple" xlink:href="py3o:///if" text:style-name="Internet_20_link" text:visited-style-name="Visited_20_Internet_20_Link"><text:span text:style-name="T13">if</text:span></text:a></text:p>
          </table:table-cell>
          <table:covered-table-cell/>
          <table:covered-table-cell/>
          <table:covered-table-cell/>
          <table:table-cell table:style-name="Tabla4.E8">
            <text:p text:style-name="P26"/>
          </table:table-cell>
          <table:table-cell table:style-name="Tabla4.F8">
            <text:p text:style-name="P26"/>
          </table:table-cell>
          <table:table-cell table:style-name="Tabla4.G8">
            <text:p text:style-name="P17"/>
          </table:table-cell>
          <table:table-cell table:style-name="Tabla4.H8">
            <text:p text:style-name="P20"/>
          </table:table-cell>
        </table:table-row>
        <table:table-row table:style-name="Tabla4.9">
          <table:table-cell table:style-name="Tabla4.A9" table:number-columns-spanned="4" office:value-type="string">
            <text:p text:style-name="P6"><text:a xlink:type="simple" xlink:href="py3o://if=%22line.tipo_linea%20==%20'c'%22" text:style-name="Internet_20_link" text:visited-style-name="Visited_20_Internet_20_Link"><text:span text:style-name="T15">if="line.tipo_linea == 'c'"</text:span></text:a></text:p>
          </table:table-cell>
          <table:covered-table-cell/>
          <table:covered-table-cell/>
          <table:covered-table-cell/>
          <table:table-cell table:style-name="Tabla4.E9">
            <text:p text:style-name="P26"/>
          </table:table-cell>
          <table:table-cell table:style-name="Tabla4.F9">
            <text:p text:style-name="P26"/>
          </table:table-cell>
          <table:table-cell table:style-name="Tabla4.G9">
            <text:p text:style-name="P17"/>
          </table:table-cell>
          <table:table-cell table:style-name="Tabla4.H9">
            <text:p text:style-name="P20"/>
          </table:table-cell>
        </table:table-row>
        <table:table-row table:style-name="Tabla4.10">
          <table:table-cell table:style-name="Tabla4.A10" table:number-columns-spanned="3" office:value-type="string">
            <text:p text:style-name="P27"/>
          </table:table-cell>
          <table:covered-table-cell/>
          <table:covered-table-cell/>
          <table:table-cell table:style-name="Tabla4.D10" office:value-type="string">
            <text:p text:style-name="P29"><text:user-field-get text:name="py3o.line.concepto">line.concepto</text:user-field-get></text:p>
          </table:table-cell>
          <table:table-cell table:style-name="Tabla4.E10" office:value-type="string">
            <text:p text:style-name="P30"><text:user-field-get text:name="py3o.line.bf_debit">line.bf_debit</text:user-field-get></text:p>
          </table:table-cell>
          <table:table-cell table:style-name="Tabla4.F10" office:value-type="string">
            <text:p text:style-name="P32"><text:user-field-get text:name="py3o.line.bf_credit">line.bf_credit</text:user-field-get></text:p>
          </table:table-cell>
          <table:table-cell table:style-name="Tabla4.G10" office:value-type="string">
            <text:p text:style-name="P33"><text:user-field-get text:name="py3o.line.bf_acumulado_mes_cuenta">line.bf_acumulado_mes_cuenta</text:user-field-get></text:p>
          </table:table-cell>
          <table:table-cell table:style-name="Tabla4.H10" office:value-type="string">
            <text:p text:style-name="P33"><text:user-field-get text:name="py3o.line.bf_acumulado_anio_cuenta">line.bf_acumulado_anio_cuenta</text:user-field-get></text:p>
          </table:table-cell>
        </table:table-row>
        <table:table-row table:style-name="Tabla4.11">
          <table:table-cell table:style-name="Tabla4.A11" table:number-columns-spanned="4" office:value-type="string">
            <text:p text:style-name="P6"><text:a xlink:type="simple" xlink:href="py3o:///if" text:style-name="Internet_20_link" text:visited-style-name="Visited_20_Internet_20_Link"><text:span text:style-name="T13">if</text:span></text:a></text:p>
          </table:table-cell>
          <table:covered-table-cell/>
          <table:covered-table-cell/>
          <table:covered-table-cell/>
          <table:table-cell table:style-name="Tabla4.E11">
            <text:p text:style-name="P35"/>
          </table:table-cell>
          <table:table-cell table:style-name="Tabla4.F11">
            <text:p text:style-name="P35"/>
          </table:table-cell>
          <table:table-cell table:style-name="Tabla4.G11">
            <text:p text:style-name="P30"/>
          </table:table-cell>
          <table:table-cell table:style-name="Tabla4.H11">
            <text:p text:style-name="P20"/>
          </table:table-cell>
        </table:table-row>
        <table:table-row table:style-name="Tabla4.12">
          <table:table-cell table:style-name="Tabla4.A12" table:number-columns-spanned="4" office:value-type="string">
            <text:p text:style-name="P3"><text:a xlink:type="simple" xlink:href="py3o:///for" text:style-name="Internet_20_link" text:visited-style-name="Visited_20_Internet_20_Link"><text:span text:style-name="T16">/for</text:span></text:a></text:p>
          </table:table-cell>
          <table:covered-table-cell/>
          <table:covered-table-cell/>
          <table:covered-table-cell/>
          <table:table-cell table:style-name="Tabla4.E12">
            <text:p text:style-name="P35"/>
          </table:table-cell>
          <table:table-cell table:style-name="Tabla4.F12">
            <text:p text:style-name="P35"/>
          </table:table-cell>
          <table:table-cell table:style-name="Tabla4.G12">
            <text:p text:style-name="P30"/>
          </table:table-cell>
          <table:table-cell table:style-name="Tabla4.H12">
            <text:p text:style-name="P20"/>
          </table:table-cell>
        </table:table-row>
        <table:table-row table:style-name="Tabla4.13">
          <table:table-cell table:style-name="Tabla4.A13" table:number-columns-spanned="4" office:value-type="string">
            <text:p text:style-name="P36">Total General:</text:p>
          </table:table-cell>
          <table:covered-table-cell/>
          <table:covered-table-cell/>
          <table:covered-table-cell/>
          <table:table-cell table:style-name="Tabla4.A1" office:value-type="string">
            <text:p text:style-name="P30"><text:user-field-get text:name="py3o.o.bf_total_debit">o.bf_total_debit</text:user-field-get></text:p>
          </table:table-cell>
          <table:table-cell table:style-name="Tabla4.A1" office:value-type="string">
            <text:p text:style-name="P31"><text:user-field-get text:name="py3o.o.bf_total_credit">o.bf_total_credit</text:user-field-get></text:p>
          </table:table-cell>
          <table:table-cell table:style-name="Tabla4.G13">
            <text:p text:style-name="P30"/>
          </table:table-cell>
          <table:table-cell table:style-name="Tabla4.H13">
            <text:p text:style-name="P18"/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Text_20_body" style:class="extra" style:master-page-name="">
      <style:paragraph-properties fo:margin-top="0cm" fo:margin-bottom="0cm" style:contextual-spacing="false" style:page-number="auto" text:number-lines="false" text:line-number="0"/>
      <style:text-properties fo:font-size="11pt"/>
    </style:style>
    <style:style style:name="Table_20_Heading" style:display-name="Table Heading" style:family="paragraph" style:parent-style-name="Heading" style:class="extra">
      <style:paragraph-properties fo:margin-top="0cm" fo:margin-bottom="0cm" style:contextual-spacing="false" fo:text-align="start" style:justify-single-word="false"/>
      <style:text-properties fo:font-size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MX">
      <number:number number:min-integer-digits="1"/>
    </number:number-style>
    <number:text-style style:name="N10100" number:language="es" number:country="MX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cm" fo:border="none" style:writing-mode="page"/>
    </style:style>
    <style:style style:name="MP1" style:family="paragraph" style:parent-style-name="Standard">
      <style:paragraph-properties fo:text-align="center" style:justify-single-word="false"/>
      <style:text-properties style:font-name="aRIAL" fo:font-size="12pt" officeooo:paragraph-rsid="016ac5bd" style:font-size-asian="12pt" style:font-size-complex="12pt"/>
    </style:style>
    <style:style style:name="MP2" style:family="paragraph" style:parent-style-name="Header">
      <style:paragraph-properties fo:text-align="center" style:justify-single-word="false"/>
      <style:text-properties style:font-name="aRIAL" fo:font-size="12pt" officeooo:paragraph-rsid="016ac5bd" style:font-size-asian="12pt" style:font-size-complex="12pt"/>
    </style:style>
    <style:style style:name="MP3" style:family="paragraph" style:parent-style-name="Standard">
      <style:text-properties style:font-name="aRIAL" officeooo:paragraph-rsid="016ac5bd"/>
    </style:style>
    <style:style style:name="MT1" style:family="text">
      <style:text-properties fo:font-weight="bold" officeooo:rsid="0162e336" style:font-weight-asian="bold" style:font-weight-complex="bold"/>
    </style:style>
    <style:style style:name="MT2" style:family="text">
      <style:text-properties fo:font-weight="bold" officeooo:rsid="00235fd3" style:font-weight-asian="bold" style:font-weight-complex="bold"/>
    </style:style>
    <style:style style:name="MT3" style:family="text">
      <style:text-properties fo:font-weight="bold" officeooo:rsid="00ac83c4" style:font-weight-asian="bold" style:font-weight-complex="bold"/>
    </style:style>
    <style:style style:name="MT4" style:family="text">
      <style:text-properties fo:font-weight="bold" officeooo:rsid="010b6db5" style:font-weight-asian="bold" style:font-weight-complex="bold"/>
    </style:style>
    <style:style style:name="MT5" style:family="text">
      <style:text-properties officeooo:rsid="00a2d7ea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res.company_id.name" text:name="py3o.company_id.name"/>
          <text:user-field-decl office:value-type="string" office:string-value="res.company_id.vat" text:name="py3o.company_id.vat"/>
          <text:user-field-decl office:value-type="string" office:string-value="o.fecha_final_mda" text:name="py3o.o.fecha_final_mda"/>
          <text:user-field-decl office:value-type="string" office:string-value="o.fecha_inicio_mda" text:name="py3o.o.fecha_inicio_mda"/>
        </text:user-field-decls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MP1"><text:user-field-get text:name="py3o.company_id.name">res.company_id.name</text:user-field-get></text:p>
            </table:table-cell>
          </table:table-row>
          <table:table-row>
            <table:table-cell table:style-name="Table1.A1" office:value-type="string">
              <text:p text:style-name="MP2"><text:span text:style-name="MT1">NIT:</text:span> <text:span text:style-name="MT2"><text:user-field-get text:name="py3o.company_id.vat">res.company_id.vat</text:user-field-get></text:span></text:p>
            </table:table-cell>
          </table:table-row>
          <table:table-row>
            <table:table-cell table:style-name="Table1.A1" office:value-type="string">
              <text:p text:style-name="MP2"><text:span text:style-name="MT3">LIBRO </text:span><text:span text:style-name="MT4">MAYOR</text:span></text:p>
            </table:table-cell>
          </table:table-row>
          <table:table-row>
            <table:table-cell table:style-name="Table1.A1" office:value-type="string">
              <text:p text:style-name="MP2"><text:span text:style-name="MT5">Del</text:span> <text:s/><text:user-field-get text:name="py3o.o.fecha_inicio_mda">o.fecha_inicio_mda</text:user-field-get><text:s text:c="2"/><text:span text:style-name="MT5">al</text:span> <text:user-field-get text:name="py3o.o.fecha_final_mda">o.fecha_final_mda</text:user-field-get></text:p>
            </table:table-cell>
          </table:table-row>
          <table:table-row>
            <table:table-cell table:style-name="Table1.A1" office:value-type="string">
              <text:p text:style-name="MP2"><text:s/>(CANTIDADES EXPRESADAS EN QUETZALES)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1T16:30:27.528000000</meta:creation-date>
    <dc:date>2024-11-20T16:30:47.613000000</dc:date>
    <meta:editing-duration>P1DT20H55M44S</meta:editing-duration>
    <meta:editing-cycles>239</meta:editing-cycles>
    <meta:generator>LibreOffice/7.5.5.2$Windows_X86_64 LibreOffice_project/ca8fe7424262805f223b9a2334bc7181abbcbf5e</meta:generator>
    <meta:document-statistic meta:table-count="2" meta:image-count="0" meta:object-count="0" meta:page-count="1" meta:paragraph-count="39" meta:word-count="59" meta:character-count="797" meta:non-whitespace-character-count="613"/>
  </office:meta>
</office:document-meta>
</file>